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ヒラギノ角ゴ Pro W3" svg:font-family="'ヒラギノ角ゴ Pro W3', 'Yu Gothic'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Párrafo_20_de_20_lista">
      <style:paragraph-properties fo:margin-left="2.529cm" fo:margin-right="0cm" fo:line-height="100%" fo:text-align="justify" style:justify-single-word="false" fo:text-indent="-0.63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  <style:text-properties style:font-name="Arial" style:font-name-complex="Arial"/>
    </style:style>
    <style:style style:name="P9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  <style:text-properties style:font-name="Arial" officeooo:rsid="00296e0a" officeooo:paragraph-rsid="00296e0a" style:font-name-complex="Arial"/>
    </style:style>
    <style:style style:name="P10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  <style:text-properties style:font-name="Arial" fo:language="es" fo:country="ES" style:font-name-complex="Arial"/>
    </style:style>
    <style:style style:name="P12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  <style:text-properties style:font-name="Arial" fo:language="es" fo:country="ES" fo:font-weight="bold" style:font-weight-asian="bold" style:font-name-complex="Arial"/>
    </style:style>
    <style:style style:name="P13" style:family="paragraph" style:parent-style-name="Standard" style:master-page-name="">
      <loext:graphic-properties draw:fill="none"/>
      <style:paragraph-properties fo:margin-left="0cm" fo:margin-right="7.1cm" fo:text-indent="0cm" style:auto-text-indent="false" style:page-number="auto" fo:background-color="transparent"/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14" style:family="paragraph" style:parent-style-name="Párrafo_20_de_20_lista">
      <style:paragraph-properties fo:margin-left="2.529cm" fo:margin-right="0cm" fo:line-height="100%" fo:text-align="justify" style:justify-single-word="false" fo:text-indent="-0.63cm" style:auto-text-indent="false"/>
    </style:style>
    <style:style style:name="P15" style:family="paragraph" style:parent-style-name="Párrafo_20_de_20_lista">
      <style:paragraph-properties fo:margin-top="0cm" fo:margin-bottom="0cm" style:contextual-spacing="true" fo:line-height="100%" style:text-autospace="none"/>
      <style:text-properties style:text-position="0% 100%" officeooo:rsid="0021f8b0" officeooo:paragraph-rsid="0021f8b0"/>
    </style:style>
    <style:style style:name="P16" style:family="paragraph" style:parent-style-name="Párrafo_20_de_20_lista">
      <style:paragraph-properties fo:margin-top="0cm" fo:margin-bottom="0cm" style:contextual-spacing="true" fo:line-height="100%" style:text-autospace="none"/>
      <style:text-properties style:text-position="0% 100%"/>
    </style:style>
    <style:style style:name="P17" style:family="paragraph" style:parent-style-name="Párrafo_20_de_20_lista" style:list-style-name="WW8Num10">
      <style:paragraph-properties fo:margin-top="0cm" fo:margin-bottom="0cm" style:contextual-spacing="true" fo:line-height="100%" style:text-autospace="none"/>
    </style:style>
    <style:style style:name="P18" style:family="paragraph" style:parent-style-name="Párrafo_20_de_20_lista" style:list-style-name="WW8Num10">
      <style:paragraph-properties fo:margin-top="0cm" fo:margin-bottom="0cm" style:contextual-spacing="true" fo:line-height="100%" style:text-autospace="none"/>
      <style:text-properties officeooo:paragraph-rsid="00239405"/>
    </style:style>
    <style:style style:name="P19" style:family="paragraph" style:parent-style-name="Párrafo_20_de_20_lista">
      <style:paragraph-properties fo:margin-top="0cm" fo:margin-bottom="0cm" style:contextual-spacing="true" fo:line-height="100%" style:text-autospace="none"/>
    </style:style>
    <style:style style:name="P20" style:family="paragraph" style:parent-style-name="Párrafo_20_de_20_lista" style:list-style-name="WW8Num10">
      <style:paragraph-properties fo:margin-left="2.529cm" fo:margin-right="0cm" fo:line-height="100%" fo:text-align="justify" style:justify-single-word="false" fo:text-indent="-0.63cm" style:auto-text-indent="false"/>
    </style:style>
    <style:style style:name="P21" style:family="paragraph" style:parent-style-name="Párrafo_20_de_20_lista">
      <style:paragraph-properties fo:margin-left="2.529cm" fo:margin-right="0cm" fo:line-height="100%" fo:text-align="justify" style:justify-single-word="false" fo:text-indent="-0.63cm" style:auto-text-indent="false"/>
    </style:style>
    <style:style style:name="P22" style:family="paragraph" style:parent-style-name="Párrafo_20_de_20_lista" style:list-style-name="WW8Num10">
      <style:paragraph-properties fo:margin-top="0cm" fo:margin-bottom="0cm" style:contextual-spacing="true" fo:line-height="100%" style:text-autospace="none"/>
      <style:text-properties style:text-position="0% 100%" officeooo:rsid="0021f8b0" officeooo:paragraph-rsid="0021f8b0"/>
    </style:style>
    <style:style style:name="P23" style:family="paragraph" style:parent-style-name="Párrafo_20_de_20_lista">
      <style:paragraph-properties fo:margin-top="0cm" fo:margin-bottom="0cm" style:contextual-spacing="true" fo:line-height="100%" style:text-autospace="none"/>
      <style:text-properties style:text-position="0% 100%" officeooo:rsid="0021f8b0" officeooo:paragraph-rsid="0021f8b0"/>
    </style:style>
    <style:style style:name="P24" style:family="paragraph" style:parent-style-name="Párrafo_20_de_20_lista">
      <style:paragraph-properties fo:margin-top="0cm" fo:margin-bottom="0cm" style:contextual-spacing="true" fo:line-height="100%" style:text-autospace="none"/>
      <style:text-properties style:text-position="0% 100%"/>
    </style:style>
    <style:style style:name="P25" style:family="paragraph" style:parent-style-name="Párrafo_20_de_20_lista">
      <style:paragraph-properties fo:margin-left="2.529cm" fo:margin-right="0cm" fo:line-height="100%" fo:text-align="justify" style:justify-single-word="false" fo:text-indent="-0.63cm" style:auto-text-indent="false"/>
      <style:text-properties style:text-position="0% 100%"/>
    </style:style>
    <style:style style:name="P26" style:family="paragraph" style:parent-style-name="Párrafo_20_de_20_lista">
      <style:paragraph-properties fo:margin-left="2.529cm" fo:margin-right="0cm" fo:line-height="100%" fo:text-align="justify" style:justify-single-word="false" fo:text-indent="-0.63cm" style:auto-text-indent="false"/>
      <style:text-properties style:text-position="0% 100%" officeooo:paragraph-rsid="002439d0"/>
    </style:style>
    <style:style style:name="P27" style:family="paragraph" style:parent-style-name="Párrafo_20_de_20_lista" style:list-style-name="WW8Num10">
      <style:paragraph-properties fo:margin-top="0cm" fo:margin-bottom="0cm" style:contextual-spacing="true" fo:line-height="100%" style:text-autospace="none"/>
      <style:text-properties style:text-position="0% 100%" officeooo:rsid="00239405" officeooo:paragraph-rsid="00239405"/>
    </style:style>
    <style:style style:name="P28" style:family="paragraph" style:parent-style-name="Párrafo_20_de_20_lista">
      <style:paragraph-properties fo:margin-left="2.529cm" fo:margin-right="0cm" fo:line-height="100%" fo:text-align="justify" style:justify-single-word="false" fo:text-indent="-0.63cm" style:auto-text-indent="false"/>
      <style:text-properties fo:font-size="12pt" style:font-size-asian="12pt" style:font-size-complex="12pt"/>
    </style:style>
    <style:style style:name="P29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30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</style:style>
    <style:style style:name="P31" style:family="paragraph" style:parent-style-name="Standard" style:list-style-name="WW8Num8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</style:style>
    <style:style style:name="P32" style:family="paragraph" style:parent-style-name="Standard" style:list-style-name="WW8Num9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</style:style>
    <style:style style:name="P33" style:family="paragraph" style:parent-style-name="Standard" style:list-style-name="WW8Num2">
      <style:paragraph-properties fo:margin-left="1.879cm" fo:margin-right="0cm" fo:text-indent="-0.635cm" style:auto-text-indent="false">
        <style:tab-stops>
          <style:tab-stop style:position="1.87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</style:style>
    <style:style style:name="P34" style:family="paragraph" style:parent-style-name="Standard">
      <style:paragraph-properties fo:margin-left="1.879cm" fo:margin-right="0cm" fo:text-indent="-0.635cm" style:auto-text-indent="false">
        <style:tab-stops>
          <style:tab-stop style:position="1.87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1.87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</style:style>
    <style:style style:name="P36" style:family="paragraph" style:parent-style-name="Standard" style:list-style-name="WW8Num2">
      <style:paragraph-properties fo:margin-left="1.879cm" fo:margin-right="0cm" fo:text-indent="-0.635cm" style:auto-text-indent="false">
        <style:tab-stops>
          <style:tab-stop style:position="1.87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  <style:text-properties style:text-position="0% 100%" officeooo:rsid="0024abf5" officeooo:paragraph-rsid="0024abf5"/>
    </style:style>
    <style:style style:name="P37" style:family="paragraph" style:parent-style-name="Standard">
      <style:paragraph-properties fo:margin-left="1.879cm" fo:margin-right="0cm" fo:text-indent="-0.635cm" style:auto-text-indent="false">
        <style:tab-stops>
          <style:tab-stop style:position="1.87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  <style:text-properties style:text-position="0% 100%"/>
    </style:style>
    <style:style style:name="P38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  <style:text-properties style:text-position="0% 100%"/>
    </style:style>
    <style:style style:name="P39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  <style:text-properties style:font-name="Arial" fo:font-weight="normal" officeooo:rsid="002953db" style:font-weight-asian="normal" style:font-name-complex="Arial" style:font-weight-complex="normal"/>
    </style:style>
    <style:style style:name="P40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006cm"/>
        </style:tab-stops>
      </style:paragraph-properties>
      <style:text-properties style:font-name="Arial" style:font-name-complex="Arial"/>
    </style:style>
    <style:style style:name="P41" style:family="paragraph">
      <style:text-properties style:font-name="Liberation Sans" fo:font-size="1pt"/>
    </style:style>
    <style:style style:name="P4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24abf5" style:font-name-complex="Arial"/>
    </style:style>
    <style:style style:name="T5" style:family="text">
      <style:text-properties style:font-name="Arial" officeooo:rsid="00276250" style:font-name-complex="Arial"/>
    </style:style>
    <style:style style:name="T6" style:family="text">
      <style:text-properties style:font-name="Arial" officeooo:rsid="00296e0a" style:font-name-complex="Arial"/>
    </style:style>
    <style:style style:name="T7" style:family="text">
      <style:text-properties style:font-name="Arial" officeooo:rsid="002d9aca" style:font-name-complex="Arial"/>
    </style:style>
    <style:style style:name="T8" style:family="text">
      <style:text-properties style:font-name="Arial" officeooo:rsid="002f3195" style:font-name-complex="Arial"/>
    </style:style>
    <style:style style:name="T9" style:family="text">
      <style:text-properties style:text-position="sub 58%" style:font-name="Arial" style:font-name-complex="Arial"/>
    </style:style>
    <style:style style:name="T10" style:family="text">
      <style:text-properties style:text-position="sub 58%" style:font-name="Arial" officeooo:rsid="002d9aca" style:font-name-complex="Arial"/>
    </style:style>
    <style:style style:name="T11" style:family="text">
      <style:text-properties style:text-position="sub 58%" style:font-name="Arial" officeooo:rsid="002f3195" style:font-name-complex="Arial"/>
    </style:style>
    <style:style style:name="T12" style:family="text">
      <style:text-properties style:text-position="sub 58%" style:font-name="Arial" officeooo:rsid="002f6cbd" style:font-name-complex="Arial"/>
    </style:style>
    <style:style style:name="T13" style:family="text">
      <style:text-properties style:text-position="sub 58%" fo:font-size="12pt" fo:language="es" fo:country="ES" style:font-size-asian="12pt" style:font-name-complex="Calibri" style:font-size-complex="12pt"/>
    </style:style>
    <style:style style:name="T14" style:family="text">
      <style:text-properties style:text-position="sub 58%" officeooo:rsid="002f6cbd"/>
    </style:style>
    <style:style style:name="T15" style:family="text">
      <style:text-properties fo:font-size="12pt" fo:language="es" fo:country="ES" style:font-size-asian="12pt" style:font-name-complex="Calibri" style:font-size-complex="12pt"/>
    </style:style>
    <style:style style:name="T16" style:family="text">
      <style:text-properties fo:font-size="12pt" fo:language="es" fo:country="ES" officeooo:rsid="00239405" style:font-size-asian="12pt" style:font-name-complex="Calibri" style:font-size-complex="12pt"/>
    </style:style>
    <style:style style:name="T17" style:family="text">
      <style:text-properties fo:font-size="12pt" fo:language="es" fo:country="ES" officeooo:rsid="002439d0" style:font-size-asian="12pt" style:font-name-complex="Calibri" style:font-size-complex="12pt"/>
    </style:style>
    <style:style style:name="T18" style:family="text">
      <style:text-properties style:text-position="0% 100%" fo:font-size="12pt" fo:language="es" fo:country="ES" officeooo:rsid="00239405" style:font-size-asian="12pt" style:font-name-complex="Calibri" style:font-size-complex="12pt"/>
    </style:style>
    <style:style style:name="T19" style:family="text">
      <style:text-properties style:text-position="0% 100%" fo:font-size="12pt" fo:language="es" fo:country="ES" officeooo:rsid="002439d0" style:font-size-asian="12pt" style:font-name-complex="Calibri" style:font-size-complex="12pt"/>
    </style:style>
    <style:style style:name="T20" style:family="text">
      <style:text-properties style:text-position="0% 100%" style:font-name="Arial" style:font-name-complex="Arial"/>
    </style:style>
    <style:style style:name="T21" style:family="text">
      <style:text-properties style:text-position="0% 100%" style:font-name="Arial" officeooo:rsid="0024abf5" style:font-name-complex="Arial"/>
    </style:style>
    <style:style style:name="T22" style:family="text">
      <style:text-properties style:text-position="0% 100%" style:font-name="Arial" officeooo:rsid="00262279" style:font-name-complex="Arial"/>
    </style:style>
    <style:style style:name="T23" style:family="text">
      <style:text-properties style:text-position="0% 100%" style:font-name="Arial" officeooo:rsid="00276250" style:font-name-complex="Arial"/>
    </style:style>
    <style:style style:name="T24" style:family="text">
      <style:text-properties style:text-position="0% 100%" style:font-name="Arial" officeooo:rsid="002f6cbd" style:font-name-complex="Arial"/>
    </style:style>
    <style:style style:name="T25" style:family="text">
      <style:text-properties style:text-position="0% 100%" officeooo:rsid="002f6cbd"/>
    </style:style>
    <style:style style:name="T26" style:family="text">
      <style:text-properties officeooo:rsid="002439d0"/>
    </style:style>
    <style:style style:name="T27" style:family="text">
      <style:text-properties officeooo:rsid="0024abf5"/>
    </style:style>
    <style:style style:name="T28" style:family="text">
      <style:text-properties officeooo:rsid="00262279"/>
    </style:style>
    <style:style style:name="T29" style:family="text">
      <style:text-properties fo:font-weight="normal" officeooo:rsid="00276250" style:font-weight-asian="normal" style:font-weight-complex="normal"/>
    </style:style>
    <style:style style:name="T30" style:family="text">
      <style:text-properties fo:font-weight="normal" officeooo:rsid="00282518" style:font-weight-asian="normal" style:font-weight-complex="normal"/>
    </style:style>
    <style:style style:name="T31" style:family="text">
      <style:text-properties fo:font-weight="normal" officeooo:rsid="002953db" style:font-weight-asian="normal" style:font-weight-complex="normal"/>
    </style:style>
    <style:style style:name="T32" style:family="text">
      <style:text-properties officeooo:rsid="002953db"/>
    </style:style>
    <style:style style:name="T33" style:family="text">
      <style:text-properties style:text-underline-style="solid" style:text-underline-width="auto" style:text-underline-color="font-color" officeooo:rsid="002953db"/>
    </style:style>
    <style:style style:name="T34" style:family="text">
      <style:text-properties style:text-underline-style="solid" style:text-underline-width="auto" style:text-underline-color="font-color" officeooo:rsid="00296e0a"/>
    </style:style>
    <style:style style:name="T35" style:family="text">
      <style:text-properties style:text-underline-style="none" officeooo:rsid="002953db"/>
    </style:style>
    <style:style style:name="T36" style:family="text">
      <style:text-properties style:text-underline-style="none" officeooo:rsid="00296e0a"/>
    </style:style>
    <style:style style:name="T37" style:family="text">
      <style:text-properties officeooo:rsid="00296e0a"/>
    </style:style>
    <style:style style:name="T38" style:family="text">
      <style:text-properties officeooo:rsid="002f6cbd"/>
    </style:style>
    <style:style style:name="gr1" style:family="graphic">
      <style:graphic-properties draw:stroke="none" draw:fill="solid" draw:fill-color="#c0c0c0" draw:opacity="50%" draw:auto-grow-height="false" draw:auto-grow-width="false" fo:min-height="7.909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8.373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302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8.839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13"><text:file-name text:display="name">decimales_y_negativos</text:file-name></text:p>
      <text:p text:style-name="P4">Marcos Miquel Lisarde</text:p>
      <text:p text:style-name="P2"/>
      <text:p text:style-name="P1"/>
      <text:p text:style-name="P10">Ejercicios de representación interna de la información III</text:p>
      <text:p text:style-name="P6"/>
      <text:p text:style-name="P7"/>
      <text:p text:style-name="P8">1.- Expresa en decimal las siguientes cantidades expresadas en diferentes bases:</text:p>
      <text:p text:style-name="P8"/>
      <text:list xml:id="list3032849132" text:style-name="WW8Num10">
        <text:list-item>
          <text:p text:style-name="P17"><text:span text:style-name="T15">111,011</text:span><text:span text:style-name="T13">2 </text:span><text:span text:style-name="T15"/></text:p>
          <text:p text:style-name="P22"><text:span text:style-name="T15">111=7</text:span><text:span text:style-name="T15"/></text:p>
          <text:p text:style-name="P22"><text:span text:style-name="T15">,011→ 0.25+0.125=0.375</text:span><text:span text:style-name="T15"/></text:p>
        </text:list-item>
      </text:list>
      <text:p text:style-name="P15"><text:span text:style-name="T15"><text:tab/>111.011=7.375</text:span><text:span text:style-name="T15"/></text:p>
      <text:p text:style-name="P15"/>
      <text:list xml:id="list141935034898578" text:continue-numbering="true" text:style-name="WW8Num10">
        <text:list-item>
          <text:p text:style-name="P17"><text:span text:style-name="T15">11100,101</text:span><text:span text:style-name="T13">2</text:span><text:span text:style-name="T15"/></text:p>
        </text:list-item>
      </text:list>
      <text:p text:style-name="P19"><text:span text:style-name="T13"><text:tab/></text:span><text:span text:style-name="T18">11100=28</text:span><text:span text:style-name="T15"/></text:p>
      <text:p text:style-name="P16"><text:span text:style-name="T15"><text:tab/>.101→</text:span><text:span text:style-name="T16"> 0.5+0.125=0.625</text:span><text:span text:style-name="T15"/></text:p>
      <text:p text:style-name="P16"><text:span text:style-name="T16"><text:tab/>11100.101=28.625</text:span><text:span text:style-name="T15"/></text:p>
      <text:p text:style-name="P16"/>
      <text:list xml:id="list141935186345157" text:continue-numbering="true" text:style-name="WW8Num10">
        <text:list-item>
          <text:p text:style-name="P18"><text:span text:style-name="T15">1011,1101</text:span><text:span text:style-name="T13">2</text:span><text:span text:style-name="T15"/></text:p>
          <text:p text:style-name="P27"><text:span text:style-name="T15">1011=11</text:span><text:span text:style-name="T15"/></text:p>
          <text:p text:style-name="P27"><text:span text:style-name="T15">.1101→ 0.5+0.25+0.0625=0.8125</text:span><text:span text:style-name="T15"/></text:p>
          <text:p text:style-name="P27"><text:span text:style-name="T15">1011.1101=11.8125</text:span><text:span text:style-name="T15"/></text:p>
          <text:p text:style-name="P18"/>
          <text:p text:style-name="P18"><text:span text:style-name="T15"><text:s/></text:span><text:span text:style-name="T15"/></text:p>
        </text:list-item>
        <text:list-item>
          <text:p text:style-name="P20"><text:span text:style-name="T15">110,0011</text:span><text:span text:style-name="T13">2</text:span><text:span text:style-name="T15"/></text:p>
        </text:list-item>
      </text:list>
      <text:p text:style-name="P14"><text:span text:style-name="T13"><text:tab/></text:span><text:span text:style-name="T18">110=6</text:span><text:span text:style-name="T15"/></text:p>
      <text:p text:style-name="P14"><text:span text:style-name="T18"><text:tab/>.0011→ 0.125+0.0625=0.1875</text:span><text:span text:style-name="T15"/></text:p>
      <text:p text:style-name="P5"><text:tab/><text:span text:style-name="T26">110.0011=6.1875</text:span><text:span text:style-name="T13"/></text:p>
      <text:p text:style-name="P5"/>
      <text:p text:style-name="P14"/>
      <text:list xml:id="list141933398973064" text:continue-numbering="true" text:style-name="WW8Num10">
        <text:list-item>
          <text:p text:style-name="P20"><text:span text:style-name="T15">123,6</text:span><text:span text:style-name="T13">8</text:span><text:span text:style-name="T15"/></text:p>
        </text:list-item>
      </text:list>
      <text:p text:style-name="P25"><text:span text:style-name="T15"><text:tab/></text:span><text:span text:style-name="T17">123=1010011=83</text:span><text:span text:style-name="T15"/></text:p>
      <text:p text:style-name="P25"><text:span text:style-name="T17"><text:tab/>0.6→6/8=0.75</text:span><text:span text:style-name="T15"/></text:p>
      <text:p text:style-name="P26"><text:span text:style-name="T17"><text:tab/>123.6=83.75</text:span><text:span text:style-name="T15"/></text:p>
      <text:p text:style-name="P25"/>
      <text:p text:style-name="P25"/>
      <text:list xml:id="list141933593969692" text:continue-numbering="true" text:style-name="WW8Num10">
        <text:list-item>
          <text:p text:style-name="P20"><text:span text:style-name="T15">27,34</text:span><text:span text:style-name="T13">8</text:span><text:span text:style-name="T15"/></text:p>
        </text:list-item>
      </text:list>
      <text:p text:style-name="P25"><text:span text:style-name="T15"><text:tab/></text:span><text:span text:style-name="T17">27=10111=23</text:span><text:span text:style-name="T15"/></text:p>
      <text:p text:style-name="P25"><text:span text:style-name="T15"><text:tab/></text:span><text:span text:style-name="T17">34→ 3/8+4/80=.375+.05=.425</text:span><text:span text:style-name="T15"/></text:p>
      <text:p text:style-name="P25"><text:span text:style-name="T17"><text:tab/>27.34=23.425</text:span><text:span text:style-name="T15"/></text:p>
      <text:p text:style-name="P25"/>
      <text:p text:style-name="P25"/>
      <text:list xml:id="list141935169085195" text:continue-numbering="true" text:style-name="WW8Num10">
        <text:list-item>
          <text:p text:style-name="P20"><text:span text:style-name="T15">F03,E </text:span><text:span text:style-name="T13">16</text:span><text:span text:style-name="T15"/></text:p>
        </text:list-item>
      </text:list>
      <text:p text:style-name="P25"><text:span text:style-name="T15"><text:tab/></text:span><text:span text:style-name="T17">F03=111100000011=3843</text:span><text:span text:style-name="T15"/></text:p>
      <text:p text:style-name="P25"><text:span text:style-name="T17"><text:tab/>.E→ 14/16 = 0.875</text:span><text:span text:style-name="T15"/></text:p>
      <text:p text:style-name="P25"><text:span text:style-name="T17"><text:tab/>F03.E=3843.875</text:span><text:span text:style-name="T15"/></text:p>
      <text:p text:style-name="P25"/>
      <text:p text:style-name="P25"/>
      <text:p text:style-name="P25"/>
      <text:p text:style-name="P25"><text:soft-page-break/></text:p>
      <text:list xml:id="list141934407554579" text:continue-numbering="true" text:style-name="WW8Num10">
        <text:list-item>
          <text:p text:style-name="P20"><text:span text:style-name="T15">2F,3C</text:span><text:span text:style-name="T13">16</text:span><text:span text:style-name="T15"/></text:p>
        </text:list-item>
      </text:list>
      <text:p text:style-name="P25"><text:span text:style-name="T15"><text:tab/></text:span><text:span text:style-name="T17">2F=101111=47</text:span><text:span text:style-name="T15"/></text:p>
      <text:p text:style-name="P25"><text:span text:style-name="T17"><text:tab/>.3C→ 3/16+12/16=.1875+.075=.2625</text:span><text:span text:style-name="T15"/></text:p>
      <text:p text:style-name="P25"><text:span text:style-name="T17"><text:tab/>2F.3C=47.2625</text:span><text:span text:style-name="T15"/></text:p>
      <text:p text:style-name="P14"/>
      <text:p text:style-name="P30"><text:span text:style-name="T3">2.- Expresa en el sistema de numeración binario, las siguientes cantidades.</text:span><text:span text:style-name="T15"/></text:p>
      <text:p text:style-name="P8"/>
      <text:list xml:id="list1561658708" text:style-name="WW8Num2">
        <text:list-item>
          <text:p text:style-name="P33"><text:span text:style-name="T3">123,25</text:span><text:span text:style-name="T9">10</text:span><text:span text:style-name="T3"/></text:p>
          <text:p text:style-name="P36"><text:span text:style-name="T3">123=1111011</text:span><text:span text:style-name="T3"/></text:p>
          <text:p text:style-name="P36"><text:span text:style-name="T3">.25=.01</text:span><text:span text:style-name="T3"/></text:p>
          <text:p text:style-name="P36"><text:span text:style-name="T3">123.25=1111011.01</text:span><text:span text:style-name="T3"/></text:p>
          <text:p text:style-name="P36"/>
        </text:list-item>
        <text:list-item>
          <text:p text:style-name="P33"><text:span text:style-name="T3">7,33</text:span><text:span text:style-name="T9">10</text:span><text:span text:style-name="T3"/></text:p>
        </text:list-item>
      </text:list>
      <text:p text:style-name="P34"><text:span text:style-name="T20"><text:tab/></text:span><text:span text:style-name="T21">7=111</text:span><text:span text:style-name="T3"/></text:p>
      <text:p text:style-name="P34"><text:span text:style-name="T21"><text:tab/>.33=.0101...</text:span><text:span text:style-name="T3"/></text:p>
      <text:p text:style-name="P34"><text:span text:style-name="T21"><text:tab/>7.33=111.0101...</text:span><text:span text:style-name="T3"/></text:p>
      <text:p text:style-name="P34"/>
      <text:p text:style-name="P35"/>
      <text:list xml:id="list141935473610275" text:continue-numbering="true" text:style-name="WW8Num2">
        <text:list-item>
          <text:p text:style-name="P33"><text:span text:style-name="T3">4,234</text:span><text:span text:style-name="T9">10</text:span><text:span text:style-name="T3"/></text:p>
        </text:list-item>
      </text:list>
      <text:p text:style-name="P34"><text:span text:style-name="T20"><text:tab/></text:span><text:span text:style-name="T21">4=100</text:span><text:span text:style-name="T3"/></text:p>
      <text:p text:style-name="P34"><text:span text:style-name="T21"><text:tab/>.234=.0011...</text:span><text:span text:style-name="T3"/></text:p>
      <text:p text:style-name="P34"><text:span text:style-name="T20"><text:tab/></text:span><text:span text:style-name="T21">4.234=100.0011...</text:span><text:span text:style-name="T3"/></text:p>
      <text:p text:style-name="P34"/>
      <text:p text:style-name="P34"/>
      <text:list xml:id="list141934343569520" text:continue-numbering="true" text:style-name="WW8Num2">
        <text:list-item>
          <text:p text:style-name="P33"><text:span text:style-name="T3">15,91</text:span><text:span text:style-name="T9">10</text:span><text:span text:style-name="T3"/></text:p>
        </text:list-item>
      </text:list>
      <text:p text:style-name="P34"><text:span text:style-name="T20"><text:tab/></text:span><text:span text:style-name="T21">15=1111</text:span><text:span text:style-name="T3"/></text:p>
      <text:p text:style-name="P34"><text:span text:style-name="T20"><text:tab/>.</text:span><text:span text:style-name="T21">91=.1110...</text:span><text:span text:style-name="T3"/></text:p>
      <text:p text:style-name="P34"><text:span text:style-name="T20"><text:tab/></text:span><text:span text:style-name="T21">15.91=1111.1110</text:span><text:span text:style-name="T3"/></text:p>
      <text:p text:style-name="P34"/>
      <text:list xml:id="list141934569895293" text:continue-numbering="true" text:style-name="WW8Num2">
        <text:list-item>
          <text:p text:style-name="P33"><text:span text:style-name="T3">73B,F1</text:span><text:span text:style-name="T9">16</text:span><text:span text:style-name="T3"/></text:p>
        </text:list-item>
      </text:list>
      <text:p text:style-name="P34"><text:span text:style-name="T20"><text:tab/></text:span><text:span text:style-name="T21">73B=11100111011</text:span><text:span text:style-name="T3"/></text:p>
      <text:p text:style-name="P34"><text:span text:style-name="T21"><text:tab/>.F1→ 15/16+1/</text:span><text:span text:style-name="T22">256</text:span><text:span text:style-name="T21">=0.9375+0,0104=0,9</text:span><text:span text:style-name="T22">479</text:span><text:span text:style-name="T21">=.1111...</text:span><text:span text:style-name="T3"/></text:p>
      <text:p text:style-name="P34"><text:span text:style-name="T21"><text:tab/>73B.F1=11100111011.1111...</text:span><text:span text:style-name="T3"/></text:p>
      <text:p text:style-name="P34"/>
      <text:p text:style-name="P34"/>
      <text:list xml:id="list141934358941846" text:continue-numbering="true" text:style-name="WW8Num2">
        <text:list-item>
          <text:p text:style-name="P33"><text:span text:style-name="T3">712,46</text:span><text:span text:style-name="T9">8</text:span><text:span text:style-name="T3"/></text:p>
        </text:list-item>
      </text:list>
      <text:p text:style-name="P37"><text:span text:style-name="T3"><text:tab/></text:span><text:span text:style-name="T4">712=111001010</text:span><text:span text:style-name="T3"/></text:p>
      <text:p text:style-name="P37"><text:span text:style-name="T4"><text:tab/>.46→ 4/8+6/80=0.5+0.075=0.575=0.1001…</text:span><text:span text:style-name="T3"/></text:p>
      <text:p text:style-name="P37"><text:span text:style-name="T4"><text:tab/>712.46=111001010.1001…</text:span><text:span text:style-name="T3"/></text:p>
      <text:p text:style-name="P37"/>
      <text:p text:style-name="P37"/>
      <text:list xml:id="list141935382961637" text:continue-numbering="true" text:style-name="WW8Num2">
        <text:list-item>
          <text:p text:style-name="P33"><text:span text:style-name="T3">1AB0C,1B2</text:span><text:span text:style-name="T9">16</text:span><text:span text:style-name="T3"/></text:p>
        </text:list-item>
      </text:list>
      <text:p text:style-name="P8"><text:tab/> <text:s text:c="5"/><text:span text:style-name="T27">1AB0C=11010101100001100</text:span></text:p>
      <text:p text:style-name="P8"><text:tab/> <text:s text:c="5"/><text:span text:style-name="T27">1B2→ </text:span><text:span text:style-name="T28">1/16+11/256+2/4096=0.0625+0,0429+0,0004=0.1068=0001…</text:span></text:p>
      <text:p text:style-name="P8"><text:tab/> <text:s text:c="5"/><text:span text:style-name="T28">1AB0C.1B2=11010101100001100.0001…</text:span></text:p>
      <text:p text:style-name="P8"/>
      <text:p text:style-name="P8"/>
      <text:p text:style-name="P30"><text:soft-page-break/><text:span text:style-name="T3">3.- Convierte a hexadecimal:</text:span><text:span text:style-name="T3"/></text:p>
      <text:p text:style-name="P8"/>
      <text:list xml:id="list3326668144" text:style-name="WW8Num8">
        <text:list-item>
          <text:p text:style-name="P31"><text:span text:style-name="T3">703,16</text:span><text:span text:style-name="T9">8</text:span><text:span text:style-name="T3"/></text:p>
        </text:list-item>
      </text:list>
      <text:p text:style-name="P30"><text:span text:style-name="T9"><text:tab/></text:span><text:span text:style-name="T22">703=111000011=1C</text:span><text:span text:style-name="T23">3</text:span><text:span text:style-name="T3"/></text:p>
      <text:p text:style-name="P30"><text:span text:style-name="T22"><text:tab/>0.16=1/8+6/64=0.125+0,0937=0,2187=001</text:span><text:span text:style-name="T23">1...=3</text:span><text:span text:style-name="T3"/></text:p>
      <text:p text:style-name="P30"><text:span text:style-name="T23"><text:tab/>703.16=1C3.3</text:span><text:span text:style-name="T3"/></text:p>
      <text:p text:style-name="P38"/>
      <text:p text:style-name="P38"/>
      <text:list xml:id="list141933922159355" text:continue-numbering="true" text:style-name="WW8Num8">
        <text:list-item>
          <text:p text:style-name="P31"><text:span text:style-name="T3">1227,32</text:span><text:span text:style-name="T9">8</text:span><text:span text:style-name="T3"/></text:p>
        </text:list-item>
      </text:list>
      <text:p text:style-name="P38"><text:span text:style-name="T3"><text:tab/></text:span><text:span text:style-name="T5">1227=10 1101 1111=2DF</text:span><text:span text:style-name="T3"/></text:p>
      <text:p text:style-name="P38"><text:span text:style-name="T5"><text:tab/>.32=3/8+2/64=0,375+0,0312=0,4062=0111...=7</text:span><text:span text:style-name="T3"/></text:p>
      <text:p text:style-name="P38"><text:span text:style-name="T5"><text:tab/>1227.32=2DF.7</text:span><text:span text:style-name="T3"/></text:p>
      <text:p text:style-name="P38"><text:span text:style-name="T5"><text:tab/></text:span><text:span text:style-name="T3"/></text:p>
      <text:p text:style-name="P38"/>
      <text:list xml:id="list141934628062115" text:continue-numbering="true" text:style-name="WW8Num8">
        <text:list-item>
          <text:p text:style-name="P31"><text:span text:style-name="T3">256,027</text:span><text:span text:style-name="T9">8</text:span><text:span text:style-name="T3"/></text:p>
        </text:list-item>
      </text:list>
      <text:p text:style-name="P10"><text:tab/><text:span text:style-name="T29">256=10101110=AE</text:span></text:p>
      <text:p text:style-name="P10"><text:span text:style-name="T29"><text:tab/>0.027=</text:span><text:span text:style-name="T30">2/64+7/512=0,0312</text:span><text:span text:style-name="T31">+0,0136=0,0448=000001...=0A</text:span></text:p>
      <text:p text:style-name="P39"><text:tab/>256.027=AE.0A</text:p>
      <text:p text:style-name="P10"/>
      <text:p text:style-name="P30"><text:span text:style-name="T3">4.- Convierte a octal:</text:span><text:span text:style-name="T3"/></text:p>
      <text:p text:style-name="P8"/>
      <text:list xml:id="list2197852383" text:style-name="WW8Num9">
        <text:list-item>
          <text:p text:style-name="P32"><text:span text:style-name="T3">C127,B </text:span><text:span text:style-name="T9">16</text:span><text:span text:style-name="T3"/></text:p>
        </text:list-item>
      </text:list>
      <text:p text:style-name="P38"><text:span text:style-name="T3"><text:tab/></text:span><text:span text:style-name="T7">C127=1100000100100111=140447</text:span><text:span text:style-name="T10">8</text:span><text:span text:style-name="T3"/></text:p>
      <text:p text:style-name="P38"><text:span text:style-name="T7"><text:tab/>,B= 11/16 = 0,6875 =0,1011…</text:span><text:span text:style-name="T8"> = 0,13</text:span><text:span text:style-name="T11">8</text:span><text:span text:style-name="T3"/></text:p>
      <text:p text:style-name="P38"><text:span text:style-name="T8"><text:tab/>C127,B=140447,13</text:span><text:span text:style-name="T3"/></text:p>
      <text:p text:style-name="P38"/>
      <text:p text:style-name="P38"/>
      <text:list xml:id="list141934503783748" text:continue-numbering="true" text:style-name="WW8Num9">
        <text:list-item>
          <text:p text:style-name="P32"><text:span text:style-name="T3">9A,53F2</text:span><text:span text:style-name="T9">16</text:span><text:span text:style-name="T3"/></text:p>
        </text:list-item>
      </text:list>
      <text:p text:style-name="P30"><text:span text:style-name="T9"><text:tab/></text:span><text:span text:style-name="T24">9A=10011010=232</text:span><text:span text:style-name="T12">8</text:span><text:span text:style-name="T3"/></text:p>
      <text:p text:style-name="P30"><text:span text:style-name="T12"><text:tab/></text:span><text:span text:style-name="T24">,53F2=5/16+3/256+15/4096+2/65536=0,3279...=0,010100=0.24</text:span><text:span text:style-name="T12">8</text:span><text:span text:style-name="T3"/></text:p>
      <text:p text:style-name="P30"><text:span text:style-name="T24"><text:tab/>9A,53F2=232.24</text:span><text:span text:style-name="T3"/></text:p>
      <text:p text:style-name="P30"><text:span text:style-name="T9"/></text:p>
      <text:list xml:id="list141935314788174" text:continue-numbering="true" text:style-name="WW8Num9">
        <text:list-item>
          <text:p text:style-name="P32"><text:span text:style-name="T3">74,10D</text:span><text:span text:style-name="T9">16</text:span><text:span text:style-name="T3"/></text:p>
        </text:list-item>
      </text:list>
      <text:p text:style-name="P8"><text:tab/><text:span text:style-name="T38">74=01110100=164</text:span></text:p>
      <text:p text:style-name="P8"><text:tab/><text:span text:style-name="T38">10D=1/16+13/4096=0,0656=0.000100=0.04</text:span><text:span text:style-name="T14">8</text:span></text:p>
      <text:p text:style-name="P8"><text:span text:style-name="T14"><text:tab/></text:span><text:span text:style-name="T25">74,10D=164,04</text:span></text:p>
      <text:p text:style-name="P8"/>
      <text:p text:style-name="P30"><text:span text:style-name="T3">5. - Partiendo del código ASCII, pon tu nombre y apellidos en binario.</text:span><text:span text:style-name="T3"/></text:p>
      <text:p text:style-name="P11"/>
      <text:p text:style-name="P11">010011010110000101110010011000110110111101110011001000000100110101101001011100010111010101100101011011000010000001001100011010010111001100100000011000010111001001100100011001010</text:p>
      <text:p text:style-name="P12"/>
      <text:p text:style-name="P30"><text:span text:style-name="T3">6.- Representa los números -66</text:span><text:span text:style-name="T9">10</text:span><text:span text:style-name="T3"> y -45</text:span><text:span text:style-name="T9">10</text:span><text:span text:style-name="T3"> el en binario complemento a dos con 8 bits.</text:span><text:span text:style-name="T3"/></text:p>
      <text:p text:style-name="P8"><text:tab/>-<text:span text:style-name="T32">66=</text:span><text:span text:style-name="T33">1</text:span><text:span text:style-name="T32">1000010</text:span></text:p>
      <text:p text:style-name="P8"><text:tab/><text:span text:style-name="T32">Ca2=</text:span><text:span text:style-name="T33">0</text:span><text:span text:style-name="T32">0111110</text:span></text:p>
      <text:p text:style-name="P8"/>
      <text:p text:style-name="P8"/>
      <text:p text:style-name="P8"><text:tab/>-<text:span text:style-name="T32">45=</text:span><text:span text:style-name="T33">1</text:span><text:span text:style-name="T35">0101101</text:span></text:p>
      <text:p text:style-name="P8"><text:soft-page-break/><text:span text:style-name="T35"><text:tab/>Ca2=</text:span><text:span text:style-name="T33">0</text:span><text:span text:style-name="T35">1010011</text:span></text:p>
      <text:p text:style-name="P8"/>
      <text:p text:style-name="P8"/>
      <text:p text:style-name="P30"><text:span text:style-name="T3">7.- Representa los números +99</text:span><text:span text:style-name="T9">10</text:span><text:span text:style-name="T3"> y +56</text:span><text:span text:style-name="T9">10 </text:span><text:span text:style-name="T3">en binario complemento a dos con 8 bits.</text:span><text:span text:style-name="T3"/></text:p>
      <text:p text:style-name="P8"/>
      <text:p text:style-name="P8"><text:tab/><text:span text:style-name="T37">+99= </text:span><text:span text:style-name="T34">0</text:span><text:span text:style-name="T37">1100011</text:span></text:p>
      <text:p text:style-name="P8"><text:tab/><text:span text:style-name="T37">+56= </text:span><text:span text:style-name="T34">0</text:span><text:span text:style-name="T36">0111000</text:span></text:p>
      <text:p text:style-name="P30"><text:bookmark-start text:name="_Hlk177717212"/><text:span text:style-name="T3">8.- Indica la representación decimal de 10110001</text:span><text:span text:style-name="T9">2</text:span><text:span text:style-name="T3"> sabiendo que está representado en complemento a dos con 8 bits.</text:span><text:span text:style-name="T3"/></text:p>
      <text:p text:style-name="P8"><text:bookmark-end text:name="_Hlk177717212"/></text:p>
      <text:p text:style-name="P8"><text:tab/><text:tab/><text:tab/> <text:s text:c="4"/>-<text:span text:style-name="T37">1<text:tab/><text:tab/> <text:s text:c="3"/></text:span></text:p>
      <text:p text:style-name="P9"><text:tab/>10110001→ 10110000→ 01001111→ 64+8+4+2+1=-79</text:p>
      <text:p text:style-name="P30"><text:span text:style-name="T3">9.- Indica la representación decimal de 00101001</text:span><text:span text:style-name="T9">2</text:span><text:span text:style-name="T3"> sabiendo que está representado en complemento a dos con 8 bits.</text:span><text:span text:style-name="T3"/></text:p>
      <text:p text:style-name="P8"/>
      <text:p text:style-name="P8"><text:tab/><text:span text:style-name="T37">32+8+1=41</text:span></text:p>
      <text:p text:style-name="P8"/>
      <text:p text:style-name="P30"><text:span text:style-name="T3">10.- Indica la representación decimal de 10010111</text:span><text:span text:style-name="T9">2</text:span><text:span text:style-name="T3"> sabiendo que está representado en complemento a dos con 8 bits.</text:span><text:span text:style-name="T3"/></text:p>
      <text:p text:style-name="P30"><text:span text:style-name="T3"><text:tab/><text:tab/><text:tab/> <text:s text:c="4"/>-</text:span><text:span text:style-name="T6">1</text:span><text:span text:style-name="T3"/></text:p>
      <text:p text:style-name="P30"><text:span text:style-name="T3"><text:tab/></text:span><text:span text:style-name="T6">10010111→ 10010110→ 01101001→ 1+8+32+64=-105</text:span><text:span text:style-name="T3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ヒラギノ角ゴ Pro W3" svg:font-family="'ヒラギノ角ゴ Pro W3', 'Yu Gothic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82cm" style:contextual-spacing="true" fo:line-height="130%" fo:text-indent="0cm" style:auto-text-indent="false"/>
      <style:text-properties fo:color="#000000" loext:opacity="100%" style:font-name="Calibri" fo:font-family="Calibri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Calibri" style:font-family-complex="Calibri" style:font-family-generic-complex="swiss" style:font-pitch-complex="variable" style:font-size-complex="10.5pt"/>
    </style:style>
    <style:style style:name="Formato_20_libre" style:display-name="Formato libre" style:family="paragraph">
      <style:paragraph-properties fo:orphans="2" fo:widows="2" style:writing-mode="lr-tb"/>
      <style:text-properties fo:color="#000000" loext:opacity="100%" style:font-name="Times New Roman" fo:font-family="'Times New Roman'" style:font-family-generic="roman" style:font-pitch="variable" fo:font-size="10pt" fo:language="none" fo:country="none" style:font-name-asian="ヒラギノ角ゴ Pro W3" style:font-family-asian="'ヒラギノ角ゴ Pro W3', 'Yu Gothic'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a_20_con_20_cuadrícula1" style:display-name="Tabla con cuadrícula1" style:family="paragraph">
      <style:paragraph-properties fo:orphans="2" fo:widows="2" style:writing-mode="lr-tb"/>
      <style:text-properties fo:color="#000000" loext:opacity="100%" style:font-name="Times New Roman" fo:font-family="'Times New Roman'" style:font-family-generic="roman" style:font-pitch="variable" fo:font-size="10pt" fo:language="none" fo:country="none" style:font-name-asian="ヒラギノ角ゴ Pro W3" style:font-family-asian="'ヒラギノ角ゴ Pro W3', 'Yu Gothic'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rmato_20_libre_20_A" style:display-name="Formato libre A" style:family="paragraph">
      <style:paragraph-properties fo:orphans="2" fo:widows="2" style:writing-mode="lr-tb"/>
      <style:text-properties fo:color="#000000" loext:opacity="100%" style:font-name="Times New Roman" fo:font-family="'Times New Roman'" style:font-family-generic="roman" style:font-pitch="variable" fo:font-size="10pt" fo:language="none" fo:country="none" style:font-name-asian="ヒラギノ角ゴ Pro W3" style:font-family-asian="'ヒラギノ角ゴ Pro W3', 'Yu Gothic'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ie_20_de_20_página_20_Car" style:display-name="Pie de página Car" style:family="text">
      <style:text-properties fo:color="#000000" loext:opacity="100%" fo:font-size="12pt" style:font-name-asian="ヒラギノ角ゴ Pro W3" style:font-family-asian="'ヒラギノ角ゴ Pro W3', 'Yu Gothic'" style:font-pitch-asian="variable" style:font-size-asian="12pt" style:font-size-complex="12pt"/>
    </style:style>
    <style:style style:name="Encabezado_20_Car" style:display-name="Encabezado Car" style:family="text">
      <style:text-properties fo:color="#000000" loext:opacity="100%" fo:font-size="12pt" style:font-name-asian="ヒラギノ角ゴ Pro W3" style:font-family-asian="'ヒラギノ角ゴ Pro W3', 'Yu Gothic'" style:font-pitch-asian="variable" style:font-size-asian="12pt" style:font-size-complex="12pt"/>
    </style:style>
    <style:style style:name="Fuente_20_de_20_párrafo_20_predeter." style:display-name="Fuente de párrafo predeter." style:family="text"/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color="#000000" loext:opacity="100%" style:text-position="0% 100%" fo:font-size="12pt" style:font-size-asian="12pt"/>
    </style:style>
    <style:style style:name="WW8Num5z0" style:family="text">
      <style:text-properties fo:color="#000000" loext:opacity="100%" style:text-position="0% 100%" fo:font-size="12pt" style:font-size-asian="12pt"/>
    </style:style>
    <style:style style:name="WW8Num4z0" style:family="text">
      <style:text-properties fo:color="#000000" loext:opacity="100%" style:text-position="0% 100%" fo:font-size="12pt" style:font-size-asian="12pt"/>
    </style:style>
    <style:style style:name="WW8Num3z0" style:family="text">
      <style:text-properties fo:color="#000000" loext:opacity="100%" style:text-position="0% 100%" fo:font-size="12pt" style:font-size-asian="12pt"/>
    </style:style>
    <style:style style:name="WW8Num2z1" style:family="text">
      <style:text-properties fo:color="#000000" loext:opacity="100%" style:text-position="0% 100%" style:font-name="Arial" fo:font-family="Arial" style:font-family-generic="swiss" style:font-pitch="variable" fo:font-size="12pt" style:font-name-asian="ヒラギノ角ゴ Pro W3" style:font-family-asian="'ヒラギノ角ゴ Pro W3', 'Yu Gothic'" style:font-pitch-asian="variable" style:font-size-asian="12pt" style:font-name-complex="Arial" style:font-family-complex="Arial" style:font-family-generic-complex="swiss" style:font-pitch-complex="variable"/>
    </style:style>
    <style:style style:name="WW8Num2z0" style:family="text">
      <style:text-properties fo:color="#000000" loext:opacity="100%" style:text-position="0% 100%" fo:font-size="12pt" style:font-size-asian="12pt"/>
    </style:style>
    <style:style style:name="WW8Num1z0" style:family="text">
      <style:text-properties fo:color="#000000" loext:opacity="100%" style:text-position="0% 100%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244cm" fo:margin-left="0.635cm"/>
        </style:list-level-properties>
      </text:list-level-style-number>
      <text:list-level-style-number text:level="2" text:style-name="WW8Num1z0" loext:num-list-format="%2%." style:num-suffix="." style:num-format="a" style:num-letter-sync="true">
        <style:list-level-properties text:list-level-position-and-space-mode="label-alignment">
          <style:list-level-label-alignment text:label-followed-by="nothing" fo:text-indent="3.149cm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>
          <style:list-level-label-alignment text:label-followed-by="nothing" fo:text-indent="4.419cm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nothing" fo:text-indent="5.689cm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nothing" fo:text-indent="6.959cm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>
          <style:list-level-label-alignment text:label-followed-by="nothing" fo:text-indent="8.229cm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nothing" fo:text-indent="9.499cm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nothing" fo:text-indent="10.769cm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>
          <style:list-level-label-alignment text:label-followed-by="nothing" fo:text-inden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244cm" fo:margin-left="0.635cm"/>
        </style:list-level-properties>
      </text:list-level-style-number>
      <text:list-level-style-number text:level="2" text:style-name="WW8Num2z1" loext:num-list-format="%2%)" style:num-suffix=")" style:num-format="a" style:num-letter-sync="true">
        <style:list-level-properties text:list-level-position-and-space-mode="label-alignment">
          <style:list-level-label-alignment text:label-followed-by="nothing" fo:text-indent="3.149cm"/>
        </style:list-level-properties>
      </text:list-level-style-number>
      <text:list-level-style-number text:level="3" text:style-name="WW8Num2z0" loext:num-list-format="%3%." style:num-suffix="." style:num-format="i">
        <style:list-level-properties text:list-level-position-and-space-mode="label-alignment">
          <style:list-level-label-alignment text:label-followed-by="nothing" fo:text-indent="4.419cm"/>
        </style:list-level-properties>
      </text:list-level-style-number>
      <text:list-level-style-number text:level="4" text:style-name="WW8Num2z0" loext:num-list-format="%4%." style:num-suffix="." style:num-format="1">
        <style:list-level-properties text:list-level-position-and-space-mode="label-alignment">
          <style:list-level-label-alignment text:label-followed-by="nothing" fo:text-indent="5.689cm"/>
        </style:list-level-properties>
      </text:list-level-style-number>
      <text:list-level-style-number text:level="5" text:style-name="WW8Num2z0" loext:num-list-format="%5%." style:num-suffix="." style:num-format="a" style:num-letter-sync="true">
        <style:list-level-properties text:list-level-position-and-space-mode="label-alignment">
          <style:list-level-label-alignment text:label-followed-by="nothing" fo:text-indent="6.959cm"/>
        </style:list-level-properties>
      </text:list-level-style-number>
      <text:list-level-style-number text:level="6" text:style-name="WW8Num2z0" loext:num-list-format="%6%." style:num-suffix="." style:num-format="i">
        <style:list-level-properties text:list-level-position-and-space-mode="label-alignment">
          <style:list-level-label-alignment text:label-followed-by="nothing" fo:text-indent="8.229cm"/>
        </style:list-level-properties>
      </text:list-level-style-number>
      <text:list-level-style-number text:level="7" text:style-name="WW8Num2z0" loext:num-list-format="%7%." style:num-suffix="." style:num-format="1">
        <style:list-level-properties text:list-level-position-and-space-mode="label-alignment">
          <style:list-level-label-alignment text:label-followed-by="nothing" fo:text-indent="9.499cm"/>
        </style:list-level-properties>
      </text:list-level-style-number>
      <text:list-level-style-number text:level="8" text:style-name="WW8Num2z0" loext:num-list-format="%8%." style:num-suffix="." style:num-format="a" style:num-letter-sync="true">
        <style:list-level-properties text:list-level-position-and-space-mode="label-alignment">
          <style:list-level-label-alignment text:label-followed-by="nothing" fo:text-indent="10.769cm"/>
        </style:list-level-properties>
      </text:list-level-style-number>
      <text:list-level-style-number text:level="9" text:style-name="WW8Num2z0" loext:num-list-format="%9%." style:num-suffix="." style:num-format="i">
        <style:list-level-properties text:list-level-position-and-space-mode="label-alignment">
          <style:list-level-label-alignment text:label-followed-by="nothing" fo:text-inden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244cm" fo:margin-left="0.635cm"/>
        </style:list-level-properties>
      </text:list-level-style-number>
      <text:list-level-style-number text:level="2" text:style-name="WW8Num3z0" loext:num-list-format="%2%.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3z0" loext:num-list-format="%3%." style:num-suffix="." style:num-format="i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3z0" loext:num-list-format="%4%." style:num-suffix="." style:num-format="1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3z0" loext:num-list-format="%5%." style:num-suffix="." style:num-format="a" style:num-letter-sync="true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3z0" loext:num-list-format="%6%." style:num-suffix="." style:num-format="i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3z0" loext:num-list-format="%7%." style:num-suffix="." style:num-format="1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3z0" loext:num-list-format="%8%." style:num-suffix="." style:num-format="a" style:num-letter-sync="true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3z0" loext:num-list-format="%9%." style:num-suffix="." style:num-format="i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244cm" fo:margin-left="0.635cm"/>
        </style:list-level-properties>
      </text:list-level-style-number>
      <text:list-level-style-number text:level="2" text:style-name="WW8Num4z0" loext:num-list-format="%2%.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4z0" loext:num-list-format="%3%." style:num-suffix="." style:num-format="i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4z0" loext:num-list-format="%4%." style:num-suffix="." style:num-format="1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4z0" loext:num-list-format="%5%." style:num-suffix="." style:num-format="a" style:num-letter-sync="true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4z0" loext:num-list-format="%6%." style:num-suffix="." style:num-format="i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4z0" loext:num-list-format="%7%." style:num-suffix="." style:num-format="1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4z0" loext:num-list-format="%8%." style:num-suffix="." style:num-format="a" style:num-letter-sync="true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4z0" loext:num-list-format="%9%." style:num-suffix="." style:num-format="i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244cm" fo:margin-left="0.635cm"/>
        </style:list-level-properties>
      </text:list-level-style-number>
      <text:list-level-style-number text:level="2" text:style-name="WW8Num5z0" loext:num-list-format="%2%.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5z0" loext:num-list-format="%3%." style:num-suffix="." style:num-format="i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5z0" loext:num-list-format="%4%." style:num-suffix="." style:num-format="1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5z0" loext:num-list-format="%5%." style:num-suffix="." style:num-format="a" style:num-letter-sync="true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5z0" loext:num-list-format="%6%." style:num-suffix="." style:num-format="i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5z0" loext:num-list-format="%7%." style:num-suffix="." style:num-format="1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5z0" loext:num-list-format="%8%." style:num-suffix="." style:num-format="a" style:num-letter-sync="true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5z0" loext:num-list-format="%9%." style:num-suffix="." style:num-format="i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244cm" fo:margin-left="0.635cm"/>
        </style:list-level-properties>
      </text:list-level-style-number>
      <text:list-level-style-number text:level="2" text:style-name="WW8Num6z0" loext:num-list-format="%2%.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6z0" loext:num-list-format="%3%." style:num-suffix="." style:num-format="i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6z0" loext:num-list-format="%4%." style:num-suffix="." style:num-format="1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6z0" loext:num-list-format="%5%." style:num-suffix="." style:num-format="a" style:num-letter-sync="true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6z0" loext:num-list-format="%6%." style:num-suffix="." style:num-format="i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6z0" loext:num-list-format="%7%." style:num-suffix="." style:num-format="1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6z0" loext:num-list-format="%8%." style:num-suffix="." style:num-format="a" style:num-letter-sync="true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6z0" loext:num-list-format="%9%." style:num-suffix="." style:num-format="i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7.909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8.839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302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8.373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decimales_y_negativos</text:file-name><draw:custom-shape text:anchor-type="char" draw:z-index="3" draw:name="PowerPlusWaterMarkObject 1" draw:style-name="Mgr1" draw:text-style-name="MP2" svg:width="16.999cm" svg:height="7.908cm" draw:transform="rotate (0.785398163397448) translate (-0.407458333333333cm 15.2119583333333cm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decimales_y_negativos</text:file-name><draw:custom-shape text:anchor-type="char" draw:z-index="4" draw:name="PowerPlusWaterMarkObject 2" draw:style-name="Mgr1" draw:text-style-name="MP2" svg:width="16.999cm" svg:height="7.908cm" draw:transform="rotate (0.785398163397448) translate (-0.407458333333333cm 15.2119583333333cm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6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5" draw:name="PowerPlusWaterMarkObject" draw:style-name="Mgr2" draw:text-style-name="MP2" svg:width="19cm" svg:height="8.838cm" draw:transform="rotate (0.785398163397448) translate (-0.455083333333333cm 17.0781527777778cm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6" draw:name="PowerPlusWaterMarkObject" draw:style-name="Mgr1" draw:text-style-name="MP2" svg:width="16.999cm" svg:height="7.908cm" draw:transform="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7" draw:name="PowerPlusWaterMarkObject" draw:style-name="Mgr1" draw:text-style-name="MP2" svg:width="16.999cm" svg:height="7.908cm" draw:transform="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8" draw:name="PowerPlusWaterMarkObject" draw:style-name="Mgr1" draw:text-style-name="MP2" svg:width="16.999cm" svg:height="7.908cm" draw:transform="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9" draw:name="PowerPlusWaterMarkObject" draw:style-name="Mgr3" draw:text-style-name="MP2" svg:width="11.399cm" svg:height="5.301cm" draw:transform="skewX (6.16303366720088E-017) 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10" draw:name="PowerPlusWaterMarkObject" draw:style-name="Mgr4" draw:text-style-name="MP2" svg:width="17.999cm" svg:height="8.372cm" draw:transform="skewX (-9.88656492961527E-017) 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11" draw:name="PowerPlusWaterMarkObject" draw:style-name="Mgr1" draw:text-style-name="MP2" svg:width="16.999cm" svg:height="7.908cm" draw:transform="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2" draw:name="PowerPlusWaterMarkObject" draw:style-name="Mgr1" draw:text-style-name="MP2" svg:width="16.999cm" svg:height="7.908cm" draw:transform="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3" draw:name="PowerPlusWaterMarkObject" draw:style-name="Mgr1" draw:text-style-name="MP2" svg:width="16.999cm" svg:height="7.908cm" draw:transform="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09-30T14:19:33.222762767</dc:date>
    <meta:editing-duration>PT4H57M52S</meta:editing-duration>
    <meta:editing-cycles>16</meta:editing-cycles>
    <meta:generator>LibreOffice/7.5.1.2$Linux_X86_64 LibreOffice_project/fcbaee479e84c6cd81291587d2ee68cba099e129</meta:generator>
    <meta:document-statistic meta:table-count="0" meta:image-count="0" meta:object-count="0" meta:page-count="6" meta:paragraph-count="115" meta:word-count="293" meta:character-count="2853" meta:non-whitespace-character-count="2583"/>
  </office:meta>
</office:document-meta>
</file>